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75</dc:date><text:p text:style-name="P2"><text:span text:style-name="T1">do text</text:span></text:p><text:p text:style-name="P2"><text:span text:style-name="T1">from html(self.body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2801864" text:id="ct112801864">
            <text:insertion>
              <office:change-info>
                <dc:creator>Luc Saffre</dc:creator>
                <dc:date>2012-07-20T21:18:00</dc:date>
              </office:change-info>
            </text:insertion>
          </text:changed-region>
        </text:tracked-changes>
        <text:p text:style-name="MP1"><text:change-start text:change-id="ct112801864"/>settings.LINO.site_header()<text:change-end text:change-id="ct112801864"/><text:tab/><text:date style:data-style-name="N37" text:date-value="2011-09-30T23:56:55.81" text:fixed="true">30.09.11</text:date> <text:time style:data-style-name="N41" text:time-value="2011-09-30T23:57:06.39" text:fixed="true">23:57:06</text:time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7-20T21:18:54.09</dc:date>
    <dc:creator>Luc Saffre</dc:creator>
    <meta:editing-duration>PT13M8S</meta:editing-duration>
    <meta:editing-cycles>6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52" meta:non-whitespace-character-count="47"/>
  </office:meta>
</office:document-meta>
</file>